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6A0000037C7467F519.png"/>
  <manifest:file-entry manifest:media-type="" manifest:full-path="Pictures/TablePreview1.svm"/>
  <manifest:file-entry manifest:media-type="image/png" manifest:full-path="Pictures/10000000000003600000036D903E24D0.png"/>
  <manifest:file-entry manifest:media-type="image/png" manifest:full-path="Pictures/10000000000003660000037B3A88A31F.png"/>
  <manifest:file-entry manifest:media-type="image/png" manifest:full-path="Pictures/100000000000035000000391D6658FBA.png"/>
  <manifest:file-entry manifest:media-type="image/png" manifest:full-path="Pictures/1000000000000366000003892E29C862.png"/>
  <manifest:file-entry manifest:media-type="image/png" manifest:full-path="Pictures/100000000000035F0000037EE980A8A5.png"/>
  <manifest:file-entry manifest:media-type="image/png" manifest:full-path="Pictures/1000000000000367000003828EA5A964.png"/>
  <manifest:file-entry manifest:media-type="image/png" manifest:full-path="Pictures/100000000000035B0000038F9264FD44.png"/>
  <manifest:file-entry manifest:media-type="image/png" manifest:full-path="Pictures/100000000000035D0000037EE841D255.png"/>
  <manifest:file-entry manifest:media-type="image/png" manifest:full-path="Pictures/10000000000003640000038506CBB702.png"/>
  <manifest:file-entry manifest:media-type="image/png" manifest:full-path="Pictures/10000000000003530000038820BFB813.png"/>
  <manifest:file-entry manifest:media-type="image/png" manifest:full-path="Pictures/100000000000036300000380B2303E3B.png"/>
  <manifest:file-entry manifest:media-type="image/png" manifest:full-path="Pictures/10000000000003630000037CDD80E344.png"/>
  <manifest:file-entry manifest:media-type="image/png" manifest:full-path="Pictures/10000000000003630000038246254C68.png"/>
  <manifest:file-entry manifest:media-type="image/png" manifest:full-path="Pictures/100000000000036200000381BF7122C7.png"/>
  <manifest:file-entry manifest:media-type="image/png" manifest:full-path="Pictures/10000000000003640000037ADFA055D7.png"/>
  <manifest:file-entry manifest:media-type="image/png" manifest:full-path="Pictures/10000000000003540000038F790790AE.png"/>
  <manifest:file-entry manifest:media-type="image/png" manifest:full-path="Pictures/10000000000003630000037F8AD8E491.png"/>
  <manifest:file-entry manifest:media-type="image/png" manifest:full-path="Pictures/100000000000036800000382681D29FD.png"/>
  <manifest:file-entry manifest:media-type="image/png" manifest:full-path="Pictures/10000000000003620000037A10F7A952.png"/>
  <manifest:file-entry manifest:media-type="image/png" manifest:full-path="Pictures/100000000000035E0000037C8D928227.png"/>
  <manifest:file-entry manifest:media-type="image/png" manifest:full-path="Pictures/100000000000036B0000037CB61526CB.png"/>
  <manifest:file-entry manifest:media-type="image/png" manifest:full-path="Pictures/10000000000003640000037B06303974.png"/>
  <manifest:file-entry manifest:media-type="image/png" manifest:full-path="Pictures/100000000000035B00000380141C06D3.png"/>
  <manifest:file-entry manifest:media-type="image/png" manifest:full-path="Pictures/100000000000035600000391DCCB6EAD.png"/>
  <manifest:file-entry manifest:media-type="image/png" manifest:full-path="Pictures/100000000000036100000381FA9BCFD3.png"/>
  <manifest:file-entry manifest:media-type="image/png" manifest:full-path="Pictures/100000000000035500000394BE338089.png"/>
  <manifest:file-entry manifest:media-type="image/png" manifest:full-path="Pictures/100000000000035D0000037C0F913AF8.png"/>
  <manifest:file-entry manifest:media-type="image/png" manifest:full-path="Pictures/10000000000003570000038DA81D26EF.png"/>
  <manifest:file-entry manifest:media-type="image/png" manifest:full-path="Pictures/100000000000036A0000037E005775F6.png"/>
  <manifest:file-entry manifest:media-type="image/png" manifest:full-path="Pictures/100000000000035E0000037FE2FA732A.png"/>
  <manifest:file-entry manifest:media-type="image/png" manifest:full-path="Pictures/10000000000003640000037E95DBBAC9.png"/>
  <manifest:file-entry manifest:media-type="image/png" manifest:full-path="Pictures/10000000000003510000038A46210E67.png"/>
  <manifest:file-entry manifest:media-type="image/png" manifest:full-path="Pictures/10000000000003630000038325E6EC49.png"/>
  <manifest:file-entry manifest:media-type="image/png" manifest:full-path="Pictures/10000000000003640000037F6B40E7AE.png"/>
  <manifest:file-entry manifest:media-type="image/png" manifest:full-path="Pictures/10000000000003660000037DDCA0E38A.png"/>
  <manifest:file-entry manifest:media-type="image/png" manifest:full-path="Pictures/10000000000003670000037F863E57D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38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34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69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pr1" style:family="presentation" style:parent-style-name="Default-notes">
      <style:graphic-properties draw:fill-color="#ffffff" fo:min-height="12.322cm"/>
    </style:style>
    <style:style style:name="co1" style:family="table-column">
      <style:table-column-properties style:column-width="5.5cm" style:use-optimal-column-width="false"/>
    </style:style>
    <style:style style:name="co2" style:family="table-column">
      <style:table-column-properties style:column-width="5.51cm" style:use-optimal-column-width="false"/>
    </style:style>
    <style:style style:name="ro1" style:family="table-row">
      <style:table-row-properties style:row-height="1.829cm"/>
    </style:style>
    <style:style style:name="ro2" style:family="table-row">
      <style:table-row-properties style:row-height="0.965cm"/>
    </style:style>
    <style:style style:name="ro3" style:family="table-row">
      <style:table-row-properties style:row-height="1.646cm"/>
    </style:style>
    <style:style style:name="ro4" style:family="table-row">
      <style:table-row-properties style:row-height="1.651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size="16pt" style:font-size-asian="18pt" style:font-size-complex="18pt"/>
    </style:style>
    <style:style style:name="ce3" style:family="table-cell">
      <style:graphic-properties style:repeat="repeat"/>
      <style:text-properties fo:color="#ff0000" fo:font-size="16pt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text-properties fo:font-size="20pt"/>
    </style:style>
    <style:style style:name="T1" style:family="text">
      <style:text-properties fo:font-size="16pt" style:font-size-asian="18pt" style:font-size-complex="18pt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office:forms form:automatic-focus="false" form:apply-design-mode="false"/>
        <draw:frame draw:style-name="standard" draw:layer="layout" svg:width="22.019cm" svg:height="12.898cm" svg:x="2.763cm" svg:y="3.94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2"/>
            <table:table-row table:style-name="ro1" table:default-cell-style-name="ce1">
              <table:table-cell/>
              <table:table-cell>
                <text:p>No Shielding</text:p>
              </table:table-cell>
              <table:table-cell>
                <text:p>With Shielding</text:p>
                <text:p>(0 depth)</text:p>
              </table:table-cell>
              <table:table-cell>
                <text:p>With Shielding</text:p>
                <text:p>(3 cm depth)</text:p>
              </table:table-cell>
            </table:table-row>
            <table:table-row table:style-name="ro2" table:default-cell-style-name="ce2">
              <table:table-cell>
                <text:p><text:span text:style-name="T1">No B field</text:span></text:p>
              </table:table-cell>
              <table:table-cell>
                <text:p>581 +/- 35</text:p>
              </table:table-cell>
              <table:table-cell table:style-name="ce3"/>
              <table:table-cell table:style-name="ce1"/>
            </table:table-row>
            <table:table-row table:style-name="ro3" table:default-cell-style-name="ce2">
              <table:table-cell>
                <text:p><text:span text:style-name="T1">5 Gauss</text:span></text:p>
              </table:table-cell>
              <table:table-cell>
                <text:p>T: 587</text:p>
                <text:p>A: 558</text:p>
              </table:table-cell>
              <table:table-cell>
                <text:p>T: 585</text:p>
                <text:p>A: 573</text:p>
              </table:table-cell>
              <table:table-cell table:style-name="ce1">
                <text:p>T: 610</text:p>
                <text:p>A: 614</text:p>
              </table:table-cell>
            </table:table-row>
            <table:table-row table:style-name="ro3" table:default-cell-style-name="ce2">
              <table:table-cell>
                <text:p><text:span text:style-name="T1">10 Gauss</text:span></text:p>
              </table:table-cell>
              <table:table-cell>
                <text:p>T: 600</text:p>
                <text:p>A: 423</text:p>
              </table:table-cell>
              <table:table-cell>
                <text:p>T: 600</text:p>
                <text:p>A: 470</text:p>
              </table:table-cell>
              <table:table-cell table:style-name="ce1">
                <text:p>T: 609</text:p>
                <text:p>A: 586</text:p>
              </table:table-cell>
            </table:table-row>
            <table:table-row table:style-name="ro3" table:default-cell-style-name="ce2">
              <table:table-cell>
                <text:p><text:span text:style-name="T1">15 Gauss</text:span></text:p>
              </table:table-cell>
              <table:table-cell>
                <text:p>T: 563</text:p>
                <text:p>A: 272</text:p>
              </table:table-cell>
              <table:table-cell>
                <text:p>T: 588</text:p>
                <text:p>A: 338</text:p>
              </table:table-cell>
              <table:table-cell table:style-name="ce1">
                <text:p>T: 590</text:p>
                <text:p>A: 594</text:p>
              </table:table-cell>
            </table:table-row>
            <table:table-row table:style-name="ro4" table:default-cell-style-name="ce2">
              <table:table-cell>
                <text:p><text:span text:style-name="T1">20 Gauss</text:span></text:p>
              </table:table-cell>
              <table:table-cell>
                <text:p>T: 509</text:p>
                <text:p>A: 203</text:p>
              </table:table-cell>
              <table:table-cell>
                <text:p>T: 573</text:p>
                <text:p>A: 235</text:p>
              </table:table-cell>
              <table:table-cell table:style-name="ce1">
                <text:p>T: 570</text:p>
                <text:p>A: 568</text:p>
              </table:table-cell>
            </table:table-row>
            <table:table-row table:style-name="ro4" table:default-cell-style-name="ce1">
              <table:table-cell>
                <text:p>25 Gauss</text:p>
              </table:table-cell>
              <table:table-cell>
                <text:p>T: 295</text:p>
                <text:p>A: 156</text:p>
              </table:table-cell>
              <table:table-cell>
                <text:p>T: 594</text:p>
                <text:p>A: 176</text:p>
              </table:table-cell>
              <table:table-cell>
                <text:p>T: 636</text:p>
                <text:p>A: 526</text:p>
              </table:table-cell>
            </table:table-row>
            <table:table-row table:style-name="ro4" table:default-cell-style-name="ce1">
              <table:table-cell>
                <text:p>30 Gauss</text:p>
              </table:table-cell>
              <table:table-cell>
                <text:p>T: 59</text:p>
                <text:p>A: 110</text:p>
              </table:table-cell>
              <table:table-cell>
                <text:p>T: 587</text:p>
                <text:p>A: 129</text:p>
              </table:table-cell>
              <table:table-cell>
                <text:p>T: 604</text:p>
                <text:p>A: 531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2" draw:layer="layout" svg:width="7.62cm" svg:height="0.962cm" svg:x="11.43cm" svg:y="0.635cm">
          <draw:text-box>
            <text:p>30 Gauss Transverse</text:p>
          </draw:text-box>
        </draw:frame>
        <draw:frame draw:style-name="gr2" draw:layer="layout" svg:width="5.715cm" svg:height="0.962cm" svg:x="2.54cm" svg:y="2.213cm">
          <draw:text-box>
            <text:p>No shielding</text:p>
          </draw:text-box>
        </draw:frame>
        <draw:frame draw:style-name="gr3" draw:text-style-name="P1" draw:layer="layout" svg:width="8.89cm" svg:height="15.875cm" svg:x="0cm" svg:y="3.81cm">
          <draw:image xlink:href="Pictures/10000000000003600000036D903E24D0.png" xlink:type="simple" xlink:show="embed" xlink:actuate="onLoad">
            <text:p/>
          </draw:image>
        </draw:frame>
        <draw:frame draw:style-name="gr3" draw:text-style-name="P1" draw:layer="layout" svg:width="8.89cm" svg:height="15.875cm" svg:x="9.525cm" svg:y="3.81cm">
          <draw:image xlink:href="Pictures/100000000000035E0000037C8D928227.png" xlink:type="simple" xlink:show="embed" xlink:actuate="onLoad">
            <text:p/>
          </draw:image>
        </draw:frame>
        <draw:frame draw:style-name="gr4" draw:layer="layout" svg:width="5.715cm" svg:height="0.962cm" svg:x="10.795cm" svg:y="2.213cm">
          <draw:text-box>
            <text:p>With shielding (0)</text:p>
          </draw:text-box>
        </draw:frame>
        <draw:frame draw:style-name="gr3" draw:text-style-name="P1" draw:layer="layout" svg:width="8.89cm" svg:height="15.875cm" svg:x="19.025cm" svg:y="3.81cm">
          <draw:image xlink:href="Pictures/100000000000035D0000037C0F913AF8.png" xlink:type="simple" xlink:show="embed" xlink:actuate="onLoad">
            <text:p/>
          </draw:image>
        </draw:frame>
        <draw:frame draw:style-name="gr2" draw:text-style-name="P2" draw:layer="layout" svg:width="5.715cm" svg:height="0.962cm" svg:x="20.32cm" svg:y="2.213cm">
          <draw:text-box>
            <text:p text:style-name="P2">With shielding (3)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3" draw:text-style-name="P1" draw:layer="layout" svg:width="8.89cm" svg:height="15.875cm" svg:x="0.071cm" svg:y="3.175cm">
          <draw:image xlink:href="Pictures/100000000000036100000381FA9BCFD3.png" xlink:type="simple" xlink:show="embed" xlink:actuate="onLoad">
            <text:p/>
          </draw:image>
        </draw:frame>
        <draw:frame draw:style-name="gr2" draw:layer="layout" svg:width="7.62cm" svg:height="0.962cm" svg:x="11.43cm" svg:y="0.635cm">
          <draw:text-box>
            <text:p>30 Gauss Axial</text:p>
          </draw:text-box>
        </draw:frame>
        <draw:frame draw:style-name="gr2" draw:layer="layout" svg:width="5.715cm" svg:height="0.962cm" svg:x="2.54cm" svg:y="1.905cm">
          <draw:text-box>
            <text:p>No shielding</text:p>
          </draw:text-box>
        </draw:frame>
        <draw:frame draw:style-name="gr3" draw:text-style-name="P1" draw:layer="layout" svg:width="8.89cm" svg:height="15.875cm" svg:x="9.525cm" svg:y="3.175cm">
          <draw:image xlink:href="Pictures/1000000000000367000003828EA5A964.png" xlink:type="simple" xlink:show="embed" xlink:actuate="onLoad">
            <text:p/>
          </draw:image>
        </draw:frame>
        <draw:frame draw:style-name="gr2" draw:layer="layout" svg:width="5.715cm" svg:height="0.962cm" svg:x="10.795cm" svg:y="1.905cm">
          <draw:text-box>
            <text:p>With shielding (0)</text:p>
          </draw:text-box>
        </draw:frame>
        <draw:frame draw:style-name="gr3" draw:text-style-name="P1" draw:layer="layout" svg:width="8.89cm" svg:height="15.875cm" svg:x="19.05cm" svg:y="3.175cm">
          <draw:image xlink:href="Pictures/100000000000036A0000037E005775F6.png" xlink:type="simple" xlink:show="embed" xlink:actuate="onLoad">
            <text:p/>
          </draw:image>
        </draw:frame>
        <draw:frame draw:style-name="gr2" draw:layer="layout" svg:width="5.715cm" svg:height="0.962cm" svg:x="19.685cm" svg:y="1.905cm">
          <draw:text-box>
            <text:p>With shielding (3)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3" draw:text-style-name="P1" draw:layer="layout" svg:width="8.89cm" svg:height="15.875cm" svg:x="0cm" svg:y="3.175cm">
          <draw:image xlink:href="Pictures/100000000000035B00000380141C06D3.png" xlink:type="simple" xlink:show="embed" xlink:actuate="onLoad">
            <text:p/>
          </draw:image>
        </draw:frame>
        <draw:frame draw:style-name="gr2" draw:layer="layout" svg:width="7.62cm" svg:height="0.962cm" svg:x="11.431cm" svg:y="0.635cm">
          <draw:text-box>
            <text:p>25 Gauss Transverse</text:p>
          </draw:text-box>
        </draw:frame>
        <draw:frame draw:style-name="gr2" draw:layer="layout" svg:width="5.715cm" svg:height="0.962cm" svg:x="3.811cm" svg:y="2.213cm">
          <draw:text-box>
            <text:p>No shielding</text:p>
          </draw:text-box>
        </draw:frame>
        <draw:frame draw:style-name="gr2" draw:layer="layout" svg:width="5.715cm" svg:height="0.962cm" svg:x="11.43cm" svg:y="2.213cm">
          <draw:text-box>
            <text:p>With shielding (0)</text:p>
          </draw:text-box>
        </draw:frame>
        <draw:frame draw:style-name="gr3" draw:text-style-name="P1" draw:layer="layout" svg:width="8.89cm" svg:height="15.875cm" svg:x="9.525cm" svg:y="3.175cm">
          <draw:image xlink:href="Pictures/100000000000036300000380B2303E3B.png" xlink:type="simple" xlink:show="embed" xlink:actuate="onLoad">
            <text:p/>
          </draw:image>
        </draw:frame>
        <draw:frame draw:style-name="gr3" draw:text-style-name="P1" draw:layer="layout" svg:width="8.89cm" svg:height="15.875cm" svg:x="19.05cm" svg:y="3.175cm">
          <draw:image xlink:href="Pictures/10000000000003640000037ADFA055D7.png" xlink:type="simple" xlink:show="embed" xlink:actuate="onLoad">
            <text:p/>
          </draw:image>
        </draw:frame>
        <draw:frame draw:style-name="gr2" draw:layer="layout" svg:width="5.715cm" svg:height="0.962cm" svg:x="19.685cm" svg:y="2.213cm">
          <draw:text-box>
            <text:p>With shielding (3)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2" draw:layer="layout" svg:width="7.62cm" svg:height="0.962cm" svg:x="11.431cm" svg:y="0.635cm">
          <draw:text-box>
            <text:p>25 Gauss Axial</text:p>
          </draw:text-box>
        </draw:frame>
        <draw:frame draw:style-name="gr2" draw:layer="layout" svg:width="5.715cm" svg:height="0.962cm" svg:x="2.54cm" svg:y="1.905cm">
          <draw:text-box>
            <text:p>No shielding</text:p>
          </draw:text-box>
        </draw:frame>
        <draw:frame draw:style-name="gr4" draw:layer="layout" svg:width="5.715cm" svg:height="0.962cm" svg:x="11.43cm" svg:y="1.905cm">
          <draw:text-box>
            <text:p>With shielding (0)</text:p>
          </draw:text-box>
        </draw:frame>
        <draw:frame draw:style-name="gr3" draw:text-style-name="P1" draw:layer="layout" svg:width="8.89cm" svg:height="15.875cm" svg:x="0cm" svg:y="3.175cm">
          <draw:image xlink:href="Pictures/100000000000036800000382681D29FD.png" xlink:type="simple" xlink:show="embed" xlink:actuate="onLoad">
            <text:p/>
          </draw:image>
        </draw:frame>
        <draw:frame draw:style-name="gr3" draw:text-style-name="P1" draw:layer="layout" svg:width="8.89cm" svg:height="15.875cm" svg:x="9.525cm" svg:y="3.175cm">
          <draw:image xlink:href="Pictures/100000000000035D0000037EE841D255.png" xlink:type="simple" xlink:show="embed" xlink:actuate="onLoad">
            <text:p/>
          </draw:image>
        </draw:frame>
        <draw:frame draw:style-name="gr3" draw:text-style-name="P1" draw:layer="layout" svg:width="8.89cm" svg:height="15.875cm" svg:x="19.05cm" svg:y="3.31cm">
          <draw:image xlink:href="Pictures/10000000000003670000037F863E57DD.png" xlink:type="simple" xlink:show="embed" xlink:actuate="onLoad">
            <text:p/>
          </draw:image>
        </draw:frame>
        <draw:frame draw:style-name="gr2" draw:layer="layout" svg:width="5.715cm" svg:height="0.962cm" svg:x="20.32cm" svg:y="1.905cm">
          <draw:text-box>
            <text:p>With shielding (3)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3" draw:text-style-name="P1" draw:layer="layout" svg:width="8.89cm" svg:height="15.875cm" svg:x="0cm" svg:y="3.81cm">
          <draw:image xlink:href="Pictures/10000000000003630000037F8AD8E491.png" xlink:type="simple" xlink:show="embed" xlink:actuate="onLoad">
            <text:p/>
          </draw:image>
        </draw:frame>
        <draw:frame draw:style-name="gr2" draw:layer="layout" svg:width="7.62cm" svg:height="0.962cm" svg:x="11.432cm" svg:y="0.635cm">
          <draw:text-box>
            <text:p>20 Gauss Transverse</text:p>
          </draw:text-box>
        </draw:frame>
        <draw:frame draw:style-name="gr2" draw:layer="layout" svg:width="5.715cm" svg:height="0.962cm" svg:x="3.812cm" svg:y="2.213cm">
          <draw:text-box>
            <text:p>No shielding</text:p>
          </draw:text-box>
        </draw:frame>
        <draw:frame draw:style-name="gr4" draw:layer="layout" svg:width="5.715cm" svg:height="0.962cm" svg:x="10.795cm" svg:y="2.213cm">
          <draw:text-box>
            <text:p>With shielding (0)</text:p>
          </draw:text-box>
        </draw:frame>
        <draw:frame draw:style-name="gr3" draw:text-style-name="P1" draw:layer="layout" svg:width="8.89cm" svg:height="15.875cm" svg:x="9.525cm" svg:y="3.81cm">
          <draw:image xlink:href="Pictures/10000000000003660000037B3A88A31F.png" xlink:type="simple" xlink:show="embed" xlink:actuate="onLoad">
            <text:p/>
          </draw:image>
        </draw:frame>
        <draw:frame draw:style-name="gr3" draw:text-style-name="P1" draw:layer="layout" svg:width="8.89cm" svg:height="15.875cm" svg:x="19.05cm" svg:y="3.81cm">
          <draw:image xlink:href="Pictures/10000000000003660000037DDCA0E38A.png" xlink:type="simple" xlink:show="embed" xlink:actuate="onLoad">
            <text:p/>
          </draw:image>
        </draw:frame>
        <draw:frame draw:style-name="gr2" draw:layer="layout" svg:width="5.715cm" svg:height="0.962cm" svg:x="20.955cm" svg:y="2.213cm">
          <draw:text-box>
            <text:p>With shielding (3)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2" draw:layer="layout" svg:width="7.62cm" svg:height="0.962cm" svg:x="11.432cm" svg:y="0.635cm">
          <draw:text-box>
            <text:p>20 Gauss Axial</text:p>
          </draw:text-box>
        </draw:frame>
        <draw:frame draw:style-name="gr2" draw:layer="layout" svg:width="5.715cm" svg:height="0.962cm" svg:x="1.905cm" svg:y="1.905cm">
          <draw:text-box>
            <text:p>No shielding</text:p>
          </draw:text-box>
        </draw:frame>
        <draw:frame draw:style-name="gr5" draw:layer="layout" svg:width="5.715cm" svg:height="0.962cm" svg:x="10.795cm" svg:y="1.905cm">
          <draw:text-box>
            <text:p>With shielding (0)</text:p>
          </draw:text-box>
        </draw:frame>
        <draw:frame draw:style-name="gr3" draw:text-style-name="P1" draw:layer="layout" svg:width="8.89cm" svg:height="15.875cm" svg:x="0cm" svg:y="3.175cm">
          <draw:image xlink:href="Pictures/100000000000035F0000037EE980A8A5.png" xlink:type="simple" xlink:show="embed" xlink:actuate="onLoad">
            <text:p/>
          </draw:image>
        </draw:frame>
        <draw:frame draw:style-name="gr3" draw:text-style-name="P1" draw:layer="layout" svg:width="8.89cm" svg:height="15.875cm" svg:x="9.525cm" svg:y="3.175cm">
          <draw:image xlink:href="Pictures/100000000000036B0000037CB61526CB.png" xlink:type="simple" xlink:show="embed" xlink:actuate="onLoad">
            <text:p/>
          </draw:image>
        </draw:frame>
        <draw:frame draw:style-name="gr3" draw:text-style-name="P1" draw:layer="layout" svg:width="8.89cm" svg:height="15.875cm" svg:x="19.11cm" svg:y="3.175cm">
          <draw:image xlink:href="Pictures/10000000000003630000037CDD80E344.png" xlink:type="simple" xlink:show="embed" xlink:actuate="onLoad">
            <text:p/>
          </draw:image>
        </draw:frame>
        <draw:frame draw:style-name="gr2" draw:layer="layout" svg:width="5.715cm" svg:height="0.962cm" svg:x="20.32cm" svg:y="1.905cm">
          <draw:text-box>
            <text:p>With shielding (3)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3" draw:text-style-name="P1" draw:layer="layout" svg:width="8.89cm" svg:height="15.875cm" svg:x="0cm" svg:y="3.175cm">
          <draw:image xlink:href="Pictures/10000000000003640000037F6B40E7AE.png" xlink:type="simple" xlink:show="embed" xlink:actuate="onLoad">
            <text:p/>
          </draw:image>
        </draw:frame>
        <draw:frame draw:style-name="gr2" draw:layer="layout" svg:width="7.62cm" svg:height="0.962cm" svg:x="11.433cm" svg:y="0.635cm">
          <draw:text-box>
            <text:p>15 Gauss Transverse</text:p>
          </draw:text-box>
        </draw:frame>
        <draw:frame draw:style-name="gr2" draw:layer="layout" svg:width="5.715cm" svg:height="0.962cm" svg:x="1.905cm" svg:y="1.905cm">
          <draw:text-box>
            <text:p>No shielding</text:p>
          </draw:text-box>
        </draw:frame>
        <draw:frame draw:style-name="gr4" draw:layer="layout" svg:width="5.715cm" svg:height="0.962cm" svg:x="11.43cm" svg:y="1.905cm">
          <draw:text-box>
            <text:p>With shielding (0)</text:p>
          </draw:text-box>
        </draw:frame>
        <draw:frame draw:style-name="gr3" draw:text-style-name="P1" draw:layer="layout" svg:width="8.89cm" svg:height="15.875cm" svg:x="9.525cm" svg:y="3.175cm">
          <draw:image xlink:href="Pictures/100000000000036200000381BF7122C7.png" xlink:type="simple" xlink:show="embed" xlink:actuate="onLoad">
            <text:p/>
          </draw:image>
        </draw:frame>
        <draw:frame draw:style-name="gr3" draw:text-style-name="P1" draw:layer="layout" svg:width="8.89cm" svg:height="15.875cm" svg:x="19.05cm" svg:y="3.175cm">
          <draw:image xlink:href="Pictures/1000000000000366000003892E29C862.png" xlink:type="simple" xlink:show="embed" xlink:actuate="onLoad">
            <text:p/>
          </draw:image>
        </draw:frame>
        <draw:frame draw:style-name="gr2" draw:layer="layout" svg:width="5.715cm" svg:height="0.962cm" svg:x="20.32cm" svg:y="1.905cm">
          <draw:text-box>
            <text:p>With shielding (3)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2" draw:layer="layout" svg:width="7.62cm" svg:height="0.962cm" svg:x="11.433cm" svg:y="0.635cm">
          <draw:text-box>
            <text:p>15 Gauss Axial</text:p>
          </draw:text-box>
        </draw:frame>
        <draw:frame draw:style-name="gr2" draw:layer="layout" svg:width="5.715cm" svg:height="0.962cm" svg:x="1.905cm" svg:y="1.905cm">
          <draw:text-box>
            <text:p>No shielding</text:p>
          </draw:text-box>
        </draw:frame>
        <draw:frame draw:style-name="gr2" draw:layer="layout" svg:width="5.715cm" svg:height="0.962cm" svg:x="11.43cm" svg:y="1.905cm">
          <draw:text-box>
            <text:p>With shielding (0)</text:p>
          </draw:text-box>
        </draw:frame>
        <draw:frame draw:style-name="gr3" draw:text-style-name="P1" draw:layer="layout" svg:width="8.89cm" svg:height="15.875cm" svg:x="0cm" svg:y="3.175cm">
          <draw:image xlink:href="Pictures/10000000000003630000038246254C68.png" xlink:type="simple" xlink:show="embed" xlink:actuate="onLoad">
            <text:p/>
          </draw:image>
        </draw:frame>
        <draw:frame draw:style-name="gr3" draw:text-style-name="P1" draw:layer="layout" svg:width="8.89cm" svg:height="15.875cm" svg:x="9.525cm" svg:y="3.175cm">
          <draw:image xlink:href="Pictures/10000000000003640000037E95DBBAC9.png" xlink:type="simple" xlink:show="embed" xlink:actuate="onLoad">
            <text:p/>
          </draw:image>
        </draw:frame>
        <draw:frame draw:style-name="gr3" draw:text-style-name="P1" draw:layer="layout" svg:width="8.89cm" svg:height="15.875cm" svg:x="19.05cm" svg:y="3.175cm">
          <draw:image xlink:href="Pictures/10000000000003630000038325E6EC49.png" xlink:type="simple" xlink:show="embed" xlink:actuate="onLoad">
            <text:p/>
          </draw:image>
        </draw:frame>
        <draw:frame draw:style-name="gr2" draw:layer="layout" svg:width="5.715cm" svg:height="0.962cm" svg:x="20.955cm" svg:y="1.905cm">
          <draw:text-box>
            <text:p>With shielding (3)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21">
        <office:forms form:automatic-focus="false" form:apply-design-mode="false"/>
        <draw:frame draw:style-name="gr3" draw:text-style-name="P1" draw:layer="layout" svg:width="8.89cm" svg:height="15.875cm" svg:x="0cm" svg:y="3.175cm">
          <draw:image xlink:href="Pictures/10000000000003510000038A46210E67.png" xlink:type="simple" xlink:show="embed" xlink:actuate="onLoad">
            <text:p/>
          </draw:image>
        </draw:frame>
        <draw:frame draw:style-name="gr2" draw:text-style-name="P2" draw:layer="layout" svg:width="7.617cm" svg:height="0.962cm" svg:x="10.795cm" svg:y="0.635cm">
          <draw:text-box>
            <text:p><text:span text:style-name="T2">10 Gauss Transverse</text:span></text:p>
          </draw:text-box>
        </draw:frame>
        <draw:frame draw:style-name="gr3" draw:text-style-name="P1" draw:layer="layout" svg:width="8.89cm" svg:height="15.875cm" svg:x="9.525cm" svg:y="3.175cm">
          <draw:image xlink:href="Pictures/100000000000035500000394BE338089.png" xlink:type="simple" xlink:show="embed" xlink:actuate="onLoad">
            <text:p/>
          </draw:image>
        </draw:frame>
        <draw:frame draw:style-name="gr6" draw:layer="layout" svg:width="5.715cm" svg:height="0.962cm" svg:x="2.54cm" svg:y="1.905cm">
          <draw:text-box>
            <text:p>No shielding</text:p>
          </draw:text-box>
        </draw:frame>
        <draw:frame draw:style-name="gr2" draw:layer="layout" svg:width="5.715cm" svg:height="0.962cm" svg:x="11.43cm" svg:y="1.905cm">
          <draw:text-box>
            <text:p>With shielding (0)</text:p>
          </draw:text-box>
        </draw:frame>
        <draw:frame draw:style-name="gr3" draw:text-style-name="P1" draw:layer="layout" svg:width="8.89cm" svg:height="15.875cm" svg:x="19.11cm" svg:y="3.175cm">
          <draw:image xlink:href="Pictures/100000000000035E0000037FE2FA732A.png" xlink:type="simple" xlink:show="embed" xlink:actuate="onLoad">
            <text:p/>
          </draw:image>
        </draw:frame>
        <draw:frame draw:style-name="gr2" draw:layer="layout" svg:width="5.715cm" svg:height="0.962cm" svg:x="20.32cm" svg:y="1.905cm">
          <draw:text-box>
            <text:p>With shielding (3)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21">
        <office:forms form:automatic-focus="false" form:apply-design-mode="false"/>
        <draw:frame draw:style-name="gr3" draw:text-style-name="P1" draw:layer="layout" svg:width="8.89cm" svg:height="15.875cm" svg:x="0cm" svg:y="3.81cm">
          <draw:image xlink:href="Pictures/10000000000003570000038DA81D26EF.png" xlink:type="simple" xlink:show="embed" xlink:actuate="onLoad">
            <text:p/>
          </draw:image>
        </draw:frame>
        <draw:frame draw:style-name="gr2" draw:text-style-name="P2" draw:layer="layout" svg:width="5.715cm" svg:height="0.962cm" svg:x="12.067cm" svg:y="0.635cm">
          <draw:text-box>
            <text:p><text:span text:style-name="T2">10 Gauss Axial</text:span></text:p>
          </draw:text-box>
        </draw:frame>
        <draw:frame draw:style-name="gr3" draw:text-style-name="P1" draw:layer="layout" svg:width="8.89cm" svg:height="15.875cm" svg:x="9.525cm" svg:y="3.81cm">
          <draw:image xlink:href="Pictures/10000000000003540000038F790790AE.png" xlink:type="simple" xlink:show="embed" xlink:actuate="onLoad">
            <text:p/>
          </draw:image>
        </draw:frame>
        <draw:frame draw:style-name="gr2" draw:text-style-name="P2" draw:layer="layout" svg:width="5.715cm" svg:height="0.962cm" svg:x="2.435cm" svg:y="2.223cm">
          <draw:text-box>
            <text:p><text:span text:style-name="T2">No shielding</text:span></text:p>
          </draw:text-box>
        </draw:frame>
        <draw:frame draw:style-name="gr7" draw:layer="layout" svg:width="5.715cm" svg:height="0.962cm" svg:x="11.43cm" svg:y="2.213cm">
          <draw:text-box>
            <text:p>With shielding (0)</text:p>
          </draw:text-box>
        </draw:frame>
        <draw:frame draw:style-name="gr3" draw:text-style-name="P1" draw:layer="layout" svg:width="8.89cm" svg:height="15.875cm" svg:x="19.05cm" svg:y="3.81cm">
          <draw:image xlink:href="Pictures/10000000000003640000037B06303974.png" xlink:type="simple" xlink:show="embed" xlink:actuate="onLoad">
            <text:p/>
          </draw:image>
        </draw:frame>
        <draw:frame draw:style-name="gr2" draw:layer="layout" svg:width="5.715cm" svg:height="0.962cm" svg:x="20.32cm" svg:y="2.213cm">
          <draw:text-box>
            <text:p>With shielding (3)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1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2" draw:text-style-name="P2" draw:layer="layout" svg:width="10.792cm" svg:height="0.962cm" svg:x="10.795cm" svg:y="0.635cm">
          <draw:text-box>
            <text:p><text:span text:style-name="T2">5 Gauss Transverse</text:span></text:p>
          </draw:text-box>
        </draw:frame>
        <draw:frame draw:style-name="gr3" draw:text-style-name="P1" draw:layer="layout" svg:width="8.89cm" svg:height="15.875cm" svg:x="0cm" svg:y="3.81cm">
          <draw:image xlink:href="Pictures/100000000000035000000391D6658FBA.png" xlink:type="simple" xlink:show="embed" xlink:actuate="onLoad">
            <text:p/>
          </draw:image>
        </draw:frame>
        <draw:frame draw:style-name="gr3" draw:text-style-name="P1" draw:layer="layout" svg:width="8.89cm" svg:height="15.875cm" svg:x="9.525cm" svg:y="3.81cm">
          <draw:image xlink:href="Pictures/10000000000003530000038820BFB813.png" xlink:type="simple" xlink:show="embed" xlink:actuate="onLoad">
            <text:p/>
          </draw:image>
        </draw:frame>
        <draw:frame draw:style-name="gr2" draw:text-style-name="P2" draw:layer="layout" svg:width="5.715cm" svg:height="0.962cm" svg:x="2.54cm" svg:y="2.213cm">
          <draw:text-box>
            <text:p><text:span text:style-name="T2">No shielding</text:span></text:p>
          </draw:text-box>
        </draw:frame>
        <draw:frame draw:style-name="gr2" draw:layer="layout" svg:width="5.715cm" svg:height="0.962cm" svg:x="11.43cm" svg:y="2.213cm">
          <draw:text-box>
            <text:p>With shielding (0)</text:p>
          </draw:text-box>
        </draw:frame>
        <draw:frame draw:style-name="gr3" draw:text-style-name="P1" draw:layer="layout" svg:width="8.89cm" svg:height="15.875cm" svg:x="19.05cm" svg:y="3.81cm">
          <draw:image xlink:href="Pictures/10000000000003620000037A10F7A952.png" xlink:type="simple" xlink:show="embed" xlink:actuate="onLoad">
            <text:p/>
          </draw:image>
        </draw:frame>
        <draw:frame draw:style-name="gr2" draw:layer="layout" svg:width="5.715cm" svg:height="0.962cm" svg:x="20.32cm" svg:y="2.213cm">
          <draw:text-box>
            <text:p>With shielding (3)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1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2" draw:text-style-name="P2" draw:layer="layout" svg:width="5.715cm" svg:height="0.962cm" svg:x="12.068cm" svg:y="0.635cm">
          <draw:text-box>
            <text:p><text:span text:style-name="T2">5 Gauss Axial</text:span></text:p>
          </draw:text-box>
        </draw:frame>
        <draw:frame draw:style-name="gr3" draw:text-style-name="P1" draw:layer="layout" svg:width="8.89cm" svg:height="15.875cm" svg:x="0.044cm" svg:y="3.175cm">
          <draw:image xlink:href="Pictures/100000000000035600000391DCCB6EAD.png" xlink:type="simple" xlink:show="embed" xlink:actuate="onLoad">
            <text:p/>
          </draw:image>
        </draw:frame>
        <draw:frame draw:style-name="gr3" draw:text-style-name="P1" draw:layer="layout" svg:width="8.89cm" svg:height="15.875cm" svg:x="9.525cm" svg:y="3.175cm">
          <draw:image xlink:href="Pictures/100000000000035B0000038F9264FD44.png" xlink:type="simple" xlink:show="embed" xlink:actuate="onLoad">
            <text:p/>
          </draw:image>
        </draw:frame>
        <draw:frame draw:style-name="gr2" draw:text-style-name="P2" draw:layer="layout" svg:width="5.715cm" svg:height="0.962cm" svg:x="2.54cm" svg:y="1.905cm">
          <draw:text-box>
            <text:p><text:span text:style-name="T2">No shielding</text:span></text:p>
          </draw:text-box>
        </draw:frame>
        <draw:frame draw:style-name="gr4" draw:layer="layout" svg:width="5.715cm" svg:height="0.962cm" svg:x="11.43cm" svg:y="1.905cm">
          <draw:text-box>
            <text:p>With shielding (0)</text:p>
          </draw:text-box>
        </draw:frame>
        <draw:frame draw:style-name="gr3" draw:text-style-name="P1" draw:layer="layout" svg:width="8.89cm" svg:height="15.875cm" svg:x="19.05cm" svg:y="3.175cm">
          <draw:image xlink:href="Pictures/10000000000003640000038506CBB702.png" xlink:type="simple" xlink:show="embed" xlink:actuate="onLoad">
            <text:p/>
          </draw:image>
        </draw:frame>
        <draw:frame draw:style-name="gr2" draw:layer="layout" svg:width="5.715cm" svg:height="0.962cm" svg:x="19.685cm" svg:y="1.905cm">
          <draw:text-box>
            <text:p>With shielding (3)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1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3" draw:text-style-name="P1" draw:layer="layout" svg:width="8.89cm" svg:height="15.875cm" svg:x="9.525cm" svg:y="2.54cm">
          <draw:image xlink:href="Pictures/100000000000036A0000037C7467F519.png" xlink:type="simple" xlink:show="embed" xlink:actuate="onLoad">
            <text:p/>
          </draw:image>
        </draw:frame>
        <draw:frame draw:style-name="gr2" draw:layer="layout" svg:width="7.62cm" svg:height="0.962cm" svg:x="11.43cm" svg:y="0.635cm">
          <draw:text-box>
            <text:p>No magnetic field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587cm" svg:height="4.19cm" svg:x="2.794cm" svg:y="4.327cm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meta:initial-creator>Arjun Trivedi</meta:initial-creator>
    <meta:creation-date>2010-10-26T17:54:17</meta:creation-date>
    <dc:creator>Arjun Trivedi</dc:creator>
    <dc:date>2010-11-10T09:00:23</dc:date>
    <meta:editing-cycles>117</meta:editing-cycles>
    <meta:editing-duration>PT10H08M42S</meta:editing-duration>
    <meta:document-statistic meta:object-count="136"/>
    <meta:user-defined meta:name="Info 1"/>
    <meta:user-defined meta:name="Info 2"/>
    <meta:user-defined meta:name="Info 3"/>
    <meta:user-defined meta:name="Info 4"/>
  </office:meta>
</office:document-meta>
</file>